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Pictures/10000001000003280000032A694495C415CC23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6.354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9" style:family="graphic" style:parent-style-name="standard">
      <style:graphic-properties draw:stroke="none" draw:fill="none" fo:min-height="26.308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7.1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3.566cm"/>
      <style:paragraph-properties style:writing-mode="lr-tb"/>
    </style:style>
    <style:style style:name="gr12" style:family="graphic" style:parent-style-name="standard">
      <style:graphic-properties draw:stroke="none" draw:fill="none" fo:min-height="7.822cm"/>
      <style:paragraph-properties style:writing-mode="lr-tb"/>
    </style:style>
    <style:style style:name="gr13" style:family="graphic" style:parent-style-name="standard">
      <style:graphic-properties draw:stroke="none" draw:fill="none" fo:min-height="24.886cm"/>
      <style:paragraph-properties style:writing-mode="lr-tb"/>
    </style:style>
    <style:style style:name="gr14" style:family="graphic" style:parent-style-name="standard">
      <style:graphic-properties draw:stroke="none" draw:fill="none" fo:min-height="10.6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draw:fill="none" fo:min-height="8.53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/>
      <style:paragraph-properties style:writing-mode="lr-tb"/>
    </style:style>
    <style:style style:name="gr23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5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8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9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35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80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7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24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66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13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2.753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fill-color="#fff200" draw:textarea-horizontal-align="justify" draw:textarea-vertical-align="middle" draw:auto-grow-height="false" fo:min-height="1.344cm" fo:min-width="0.992cm"/>
    </style:style>
    <style:style style:name="gr45" style:family="graphic" style:parent-style-name="standard">
      <style:graphic-properties draw:fill="solid" draw:fill-color="#3faf46" draw:textarea-horizontal-align="justify" draw:textarea-vertical-align="middle" draw:auto-grow-height="false" fo:min-height="1.344cm" fo:min-width="0.992cm"/>
    </style:style>
    <style:style style:name="gr46" style:family="graphic" style:parent-style-name="standard">
      <style:graphic-properties draw:fill-color="#ed1c24" draw:textarea-horizontal-align="justify" draw:textarea-vertical-align="middle" draw:auto-grow-height="false" fo:min-height="0.571cm" fo:min-width="0.389cm"/>
    </style:style>
    <style:style style:name="gr47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  <style:paragraph-properties style:writing-mode="lr-tb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0.574cm" fo:min-width="0.807cm" fo:wrap-option="wrap"/>
      <style:paragraph-properties style:writing-mode="lr-tb"/>
    </style:style>
    <style:style style:name="gr49" style:family="graphic" style:parent-style-name="standard">
      <style:graphic-properties draw:fill-color="#ffffff" draw:textarea-horizontal-align="justify" draw:textarea-vertical-align="middle" draw:auto-grow-height="false" fo:min-height="0.574cm" fo:min-width="0.968cm" fo:wrap-option="wrap"/>
      <style:paragraph-properties style:writing-mode="lr-tb"/>
    </style:style>
    <style:style style:name="gr50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481cm" fo:min-width="4.521cm" fo:padding-top="0.175cm" fo:padding-bottom="0.175cm" fo:padding-left="0.3cm" fo:padding-right="0.3cm" fo:wrap-option="wrap"/>
    </style:style>
    <style:style style:name="gr51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</style:style>
    <style:style style:name="gr52" style:family="graphic" style:parent-style-name="standard">
      <style:graphic-properties draw:stroke="solid" draw:fill="none" fo:min-height="1.5cm"/>
      <style:paragraph-properties style:writing-mode="lr-tb"/>
    </style:style>
    <style:style style:name="gr53" style:family="graphic" style:parent-style-name="standard">
      <style:graphic-properties draw:fill-color="#fff200" draw:textarea-horizontal-align="justify" draw:textarea-vertical-align="middle" draw:auto-grow-height="false" fo:min-height="0.34cm" fo:min-width="0.052cm"/>
    </style:style>
    <style:style style:name="gr54" style:family="graphic" style:parent-style-name="standard">
      <style:graphic-properties draw:fill="solid" draw:fill-color="#3faf46" draw:textarea-horizontal-align="justify" draw:textarea-vertical-align="middle" draw:auto-grow-height="false" fo:min-height="0.34cm" fo:min-width="0.052cm"/>
    </style:style>
    <style:style style:name="gr55" style:family="graphic" style:parent-style-name="standard">
      <style:graphic-properties draw:fill-color="#ed1c24" draw:textarea-horizontal-align="justify" draw:textarea-vertical-align="middle" draw:auto-grow-height="false" fo:min-height="0.055cm" fo:min-width="0cm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fill-color="#00a65d" draw:textarea-horizontal-align="justify" draw:textarea-vertical-align="middle" draw:auto-grow-height="false" fo:min-height="0cm" fo:min-width="0.599cm"/>
    </style:style>
    <style:style style:name="gr58" style:family="graphic" style:parent-style-name="standard">
      <style:graphic-properties draw:stroke="solid" draw:fill="none" fo:min-height="0.763cm"/>
      <style:paragraph-properties style:writing-mode="lr-tb"/>
    </style:style>
    <style:style style:name="gr59" style:family="graphic" style:parent-style-name="standard">
      <style:graphic-properties draw:stroke="none" draw:fill="none" fo:min-height="2.134cm" draw:shadow-color="#ffffff"/>
      <style:paragraph-properties style:writing-mode="lr-tb"/>
    </style:style>
    <style:style style:name="gr60" style:family="graphic" style:parent-style-name="standard">
      <style:graphic-properties draw:stroke="none" svg:stroke-color="#3465a4" draw:fill="none" draw:fill-color="#ffffff" draw:textarea-horizontal-align="left" draw:auto-grow-height="true" draw:auto-grow-width="true" fo:min-height="2.062cm" fo:min-width="1.488cm"/>
      <style:paragraph-properties style:writing-mode="lr-tb"/>
    </style:style>
    <style:style style:name="gr61" style:family="graphic" style:parent-style-name="standard">
      <style:graphic-properties draw:stroke="none" svg:stroke-color="#3465a4" draw:fill="none" draw:fill-color="#ffffff" draw:textarea-horizontal-align="left" draw:auto-grow-height="true" draw:auto-grow-width="true" fo:min-height="2.062cm" fo:min-width="1.48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3" style:family="graphic" style:parent-style-name="standard">
      <style:graphic-properties draw:stroke="none" draw:fill="none" fo:min-height="2.134cm"/>
      <style:paragraph-properties style:writing-mode="lr-tb"/>
    </style:style>
    <style:style style:name="gr64" style:family="graphic" style:parent-style-name="standard">
      <style:graphic-properties draw:fill-color="#fff200" draw:textarea-horizontal-align="justify" draw:textarea-vertical-align="middle" draw:auto-grow-height="false" fo:min-height="0.477cm" fo:min-width="0.182cm"/>
    </style:style>
    <style:style style:name="gr65" style:family="graphic" style:parent-style-name="standard">
      <style:graphic-properties draw:fill="solid" draw:fill-color="#3faf46" draw:textarea-horizontal-align="justify" draw:textarea-vertical-align="middle" draw:auto-grow-height="false" fo:min-height="0.478cm" fo:min-width="0.182cm"/>
    </style:style>
    <style:style style:name="gr66" style:family="graphic" style:parent-style-name="measure">
      <style:graphic-properties fo:min-height="0.96cm"/>
      <style:paragraph-properties style:writing-mode="lr-tb"/>
    </style:style>
    <style:style style:name="gr67" style:family="graphic" style:parent-style-name="measure">
      <style:graphic-properties fo:min-height="0.949cm"/>
      <style:paragraph-properties style:writing-mode="lr-tb"/>
    </style:style>
    <style:style style:name="gr68" style:family="graphic" style:parent-style-name="measure">
      <style:graphic-properties fo:min-height="0.969cm"/>
      <style:paragraph-properties style:writing-mode="lr-tb"/>
    </style:style>
    <style:style style:name="gr69" style:family="graphic" style:parent-style-name="standard">
      <style:graphic-properties draw:fill-color="#ed1c24" draw:textarea-horizontal-align="justify" draw:textarea-vertical-align="middle" draw:auto-grow-height="false" fo:min-height="0.174cm" fo:min-width="0cm"/>
      <style:paragraph-properties style:writing-mode="lr-tb"/>
    </style:style>
    <style:style style:name="gr70" style:family="graphic" style:parent-style-name="measure">
      <style:graphic-properties draw:stroke="none" fo:min-height="1.423cm"/>
      <style:paragraph-properties style:writing-mode="lr-tb"/>
    </style:style>
    <style:style style:name="gr71" style:family="graphic" style:parent-style-name="standard">
      <style:graphic-properties draw:fill-color="#b4c7dc" draw:textarea-horizontal-align="justify" draw:textarea-vertical-align="middle" draw:auto-grow-height="false" fo:min-height="0.02cm" fo:min-width="0cm"/>
    </style:style>
    <style:style style:name="gr72" style:family="graphic" style:parent-style-name="standard">
      <style:graphic-properties draw:fill-color="#77bc65" draw:textarea-horizontal-align="justify" draw:textarea-vertical-align="middle" draw:auto-grow-height="false" fo:min-height="0cm" fo:min-width="0.703cm"/>
    </style:style>
    <style:style style:name="gr73" style:family="graphic" style:parent-style-name="standard">
      <style:graphic-properties draw:fill-color="#120bf9" draw:textarea-horizontal-align="justify" draw:textarea-vertical-align="middle" draw:auto-grow-height="false" fo:min-height="0.388cm" fo:min-width="1.202cm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6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-color="#ffff38"/>
      <style:paragraph-properties fo:text-align="center"/>
    </style:style>
    <style:style style:name="P20" style:family="paragraph">
      <loext:graphic-properties draw:fill="solid" draw:fill-color="#3faf46"/>
      <style:paragraph-properties fo:text-align="center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-color="#ffffff"/>
      <style:paragraph-properties fo:text-align="center" style:writing-mode="lr-tb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25" style:family="paragraph">
      <loext:graphic-properties draw:fill="none" draw:fill-color="#ffffff"/>
      <style:paragraph-properties style:writing-mode="lr-tb"/>
      <style:text-properties fo:color="#0066b3" loext:opacity="100%" fo:font-size="42pt" fo:text-shadow="1pt 1pt" fo:font-weight="bold" style:font-size-asian="42pt" style:font-size-complex="42pt"/>
    </style:style>
    <style:style style:name="P26" style:family="paragraph">
      <loext:graphic-properties draw:fill="none" draw:fill-color="#ffffff"/>
      <style:paragraph-properties style:writing-mode="lr-tb"/>
      <style:text-properties fo:color="#0066b3" loext:opacity="100%" fo:font-size="42pt" fo:text-shadow="1pt 1pt" fo:font-weight="bold" style:font-size-asian="42pt" style:font-weight-asian="normal" style:font-size-complex="42pt" style:font-weight-complex="normal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loext:graphic-properties draw:fill-color="#ed1c24"/>
      <style:paragraph-properties fo:text-align="center"/>
      <style:text-properties fo:font-weight="bold"/>
    </style:style>
    <style:style style:name="P29" style:family="paragraph">
      <loext:graphic-properties draw:fill="none" draw:fill-color="#ffffff"/>
      <style:paragraph-properties style:writing-mode="lr-tb"/>
      <style:text-properties fo:color="#0066b3" loext:opacity="100%" fo:font-size="14pt" fo:font-weight="bold" style:font-size-asian="14pt" style:font-size-complex="14pt"/>
    </style:style>
    <style:style style:name="P30" style:family="paragraph">
      <loext:graphic-properties draw:fill="none" draw:fill-color="#ffffff"/>
      <style:paragraph-properties style:writing-mode="lr-tb"/>
      <style:text-properties fo:color="#0066b3" loext:opacity="100%" fo:font-size="14pt" fo:font-weight="bold" style:font-size-asian="14pt" style:font-weight-asian="normal" style:font-size-complex="14pt" style:font-weight-complex="normal"/>
    </style:style>
    <style:style style:name="P31" style:family="paragraph">
      <loext:graphic-properties draw:fill-color="#ed1c24"/>
      <style:paragraph-properties fo:text-align="center" style:writing-mode="lr-tb"/>
      <style:text-properties fo:font-weight="bold"/>
    </style:style>
    <style:style style:name="P32" style:family="paragraph">
      <loext:graphic-properties draw:fill-color="#b4c7dc"/>
      <style:paragraph-properties fo:text-align="center"/>
    </style:style>
    <style:style style:name="P33" style:family="paragraph">
      <loext:graphic-properties draw:fill-color="#77bc65"/>
      <style:paragraph-properties fo:text-align="center"/>
    </style:style>
    <style:style style:name="P34" style:family="paragraph">
      <loext:graphic-properties draw:fill-color="#120bf9"/>
      <style:paragraph-properties fo:text-align="center"/>
    </style:style>
    <style:style style:name="P35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66b3" loext:opacity="100%" fo:font-size="15pt" style:font-size-asian="15pt" style:font-size-complex="15pt"/>
    </style:style>
    <style:style style:name="T6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size="18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color="#0066b3" loext:opacity="100%" fo:font-size="44pt" fo:text-shadow="1pt 1pt" fo:font-weight="bold" style:font-size-asian="44pt" style:font-size-complex="44pt"/>
    </style:style>
    <style:style style:name="T10" style:family="text">
      <style:text-properties fo:color="#0066b3" loext:opacity="100%" fo:font-size="44pt" fo:text-shadow="1pt 1pt" fo:font-weight="bold" style:font-size-asian="44pt" style:font-weight-asian="normal" style:font-size-complex="44pt" style:font-weight-complex="normal"/>
    </style:style>
    <style:style style:name="T11" style:family="text">
      <style:text-properties fo:color="#0066b3" loext:opacity="100%" fo:font-size="15pt" fo:font-weight="bold" style:font-size-asian="15pt" style:font-size-complex="15pt"/>
    </style:style>
    <style:style style:name="T12" style:family="text">
      <style:text-properties fo:color="#0066b3" loext:opacity="100%" fo:font-size="15pt" fo:font-weight="bold" style:font-size-asian="15pt" style:font-weight-asian="normal" style:font-size-complex="15pt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Resolviendo un problema simple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4" draw:layer="layout" svg:width="19.016cm" svg:height="16.604cm" svg:x="0.784cm" svg:y="1.035cm">
          <draw:text-box>
            <text:p>Es el momento de ver como aplicar estas ideas en la practica.</text:p>
            <text:p/>
            <text:p>Para ello, diseñare una maquina que resuelva un problema automáticamente.</text:p>
            <text:p/>
            <text:p>Empezare por definir el problema.</text:p>
            <text:p/>
            <text:p>El problema a resolver es el de un juego de mesa.</text:p>
            <text:p/>
            <text:p>Sobre un tablero de ajedrez (una cuadricula de 8 por 8 casillas)</text:p>
            <text:p>pondre una unica ficha.</text:p>
            <text:p/>
            <text:p>esta ficha podra moverse una casilla con cada jugada.</text:p>
            <text:p/>
            <text:p>imaginare que el tablero es un laberinto, </text:p>
            <text:p>con una entrada y una salida.</text:p>
            <text:p/>
            <text:p text:style-name="P3">Digamos que la entrada esta en la casilla A1,</text:p>
            <text:p text:style-name="P3">y que la salida esta en la casilla H8.</text:p>
            <text:p/>
            <text:p>y lo que quiero saber es,</text:p>
            <text:p>cual es el camino que la ficha debe recorrer para ir desde la entrada hasta la salida ?</text:p>
          </draw:text-box>
        </draw:frame>
        <draw:frame draw:style-name="gr3" draw:text-style-name="P5" draw:layer="layout" svg:width="6.363cm" svg:height="6.376cm" svg:x="6.941cm" svg:y="21.12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4cm" svg:y="26.5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4cm" svg:y="21.5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4cm" svg:y="27.702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4cm" svg:y="22.702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3cm" svg:y="2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cm" svg:y="19.599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4" draw:layer="layout" svg:width="18.882cm" svg:height="26.558cm" svg:x="1.118cm" svg:y="1.068cm">
          <draw:text-box>
            <text:p>Definire ahora las caracteristicas de la maquina que encontrara la solucion.</text:p>
            <text:p/>
            <text:p/>
            <text:p>he comentado que los recursos basicos que una maquina de calculo necesita son </text:p>
            <text:p>- <text:s/>memoria, para mantener la informacion</text:p>
            <text:p>- y el procesador, para realizar los calculos.</text:p>
            <text:p/>
            <text:p/>
            <text:p>he comentado tambien que la vida puede proporcionar estos recursos.</text:p>
            <text:p/>
            <text:p>- el ADN es un soporte de informacion que podemos utilizar para almacenar los datos necesarios.</text:p>
            <text:p>- y en la reproduccion, los datos contenidos en el ADN del individuo se modifican para crear un nuevo individuo, diferente del anterior. </text:p>
            <text:p/>
            <text:p>ADN como soporte de memoria y </text:p>
            <text:p>reproduccion como mecanismo de procesamiento de datos.</text:p>
            <text:p/>
            <text:p>con este objetivo,</text:p>
            <text:p>creare una nueva especie de seres vivientes.</text:p>
            <text:p/>
            <text:p>En donde,</text:p>
            <text:p>un individuo representara un estado del juego</text:p>
            <text:p>y al reproducirse</text:p>
            <text:p>creara todos los siguientes estados posibles.</text:p>
            <text:p/>
            <text:p>la informacion que el ADN del individuo debera contener sera la siguiente:</text:p>
            <text:p/>
            <text:p>- la posicion de la ficha en el tablero </text:p>
            <text:p>(le llamare 'NOMBRE')</text:p>
            <text:p>- la posicion que sus antepasados directos tenian en el tablero (le llamare 'ANTEPASADOS'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0" draw:text-style-name="P13" draw:layer="layout" svg:width="18.674cm" svg:height="7.361cm" svg:x="1.17cm" svg:y="1.092cm">
          <draw:text-box>
            <text:p text:style-name="P3">Esta información es suficiente para representar el estado en que el juego se encuentra en un momento determinado.</text:p>
            <text:p/>
            <text:p>en el ADN se almacena la informacion necesaria para construir a un individuo.</text:p>
            <text:p>y Un individuo de esta especie representa un estado del juego.</text:p>
            <text:p/>
            <text:p>Por ejemplo,</text:p>
            <text:p/>
            <text:p/>
          </draw:text-box>
        </draw:frame>
        <draw:frame draw:style-name="gr3" draw:text-style-name="P5" draw:layer="layout" svg:width="6.363cm" svg:height="6.376cm" svg:x="7.039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8.10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4" draw:layer="layout" svg:width="4.066cm" svg:height="1.523cm" svg:x="8.203cm" svg:y="14.001cm">
          <draw:text-box>
            <text:p><text:span text:style-name="T4">(</text:span></text:p>
            <text:p><text:span text:style-name="T4">NOMBRE : B3</text:span></text:p>
            <text:p><text:span text:style-name="T4">ANTEPASADOS : A1-A2-B2</text:span></text:p>
            <text:p><text:span text:style-name="T4">)</text:span></text:p>
          </draw:text-box>
        </draw:frame>
        <draw:frame draw:style-name="gr12" draw:text-style-name="P4" draw:layer="layout" svg:width="18.644cm" svg:height="8.072cm" svg:x="1.166cm" svg:y="17.08cm">
          <draw:text-box>
            <text:p>este individuo, representa un punto del juego en donde la ficha se encuentra en la posicion 'B3' (nombre), </text:p>
            <text:p>y el camino que ha recorrido hasta ahora es </text:p>
            <text:p>'A1-A2-B2' (antepasados).</text:p>
            <text:p/>
            <text:p>Podria dejar el juego ahora y retomarlo otro dia, </text:p>
            <text:p>con la informacion que he grabado sera facil retomarlo en este punto.</text:p>
            <text:p/>
            <text:p>Esta informacion es suficiente para reconstruir el estado en que habia quedado el jueg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3" draw:text-style-name="P4" draw:layer="layout" svg:width="18.736cm" svg:height="25.136cm" svg:x="1.142cm" svg:y="1.127cm">
          <draw:text-box>
            <text:p>Procesar la informacion.</text:p>
            <text:p/>
            <text:p>el mecanismo de reproduccion sera el procesador.</text:p>
            <text:p>Definire ahora las operaciones que debe realizar sobre los datos.</text:p>
            <text:p/>
            <text:p>Los individuos de esta especie representan estados del juego.</text:p>
            <text:p>el juego cambia de estado cada vez que se realiza una jugada.</text:p>
            <text:p>en cada jugada la ficha se mueve una distancia de una casilla.</text:p>
            <text:p/>
            <text:p>cuando un individuo tiene descendencia, sus hijos representaran estados vecinos, o </text:p>
            <text:p>todas las jugadas validas que puedan realizarse a partir de la posicion del padre.</text:p>
            <text:p/>
            <text:p>en este caso,</text:p>
            <text:p>la posicion del hijo estara a una distancia de una casilla desde la posicion del padre.</text:p>
            <text:p/>
            <text:p>para calcular la nueva posicion el procesador hara lo siguiente :</text:p>
            <text:p/>
            <text:p>la posicion esta codificada como una letra y un numero, </text:p>
            <text:p>por ejemplo, 'B3'</text:p>
            <text:p/>
            <text:p>son jugadas validas,</text:p>
            <text:p>((LETRA - 1) o (LETRA) o (LETRA + 1)</text:p>
            <text:p>MAS</text:p>
            <text:p>(NUMERO - 1) o (NUMERO) o (NUMERO + 1))</text:p>
            <text:p/>
            <text:p>siempre que</text:p>
            <text:p/>
            <text:p>el hijo no sea igual que el padre y la ficha no quede fuera del tabler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4" draw:text-style-name="P4" draw:layer="layout" svg:width="18.931cm" svg:height="10.916cm" svg:x="1.083cm" svg:y="1.089cm">
          <draw:text-box>
            <text:p/>
            <text:p>es decir, </text:p>
            <text:p>la letra no puede ser menor que A ni mayor que H</text:p>
            <text:p>y el numero no debe ser menor que 1 ni mayor que 8</text:p>
            <text:p/>
            <text:p>y el hijo generado no debe tener la misma posicion que el padre, </text:p>
            <text:p>en este caso 'B3'</text:p>
            <text:p/>
            <text:p>Por lo tanto, a partir de B3</text:p>
            <text:p>seran jugadas validas,</text:p>
            <text:p>A2, A3, A4, </text:p>
            <text:p>B2, B4,</text:p>
            <text:p>C2, C3, C4</text:p>
            <text:p/>
            <text:p/>
          </draw:text-box>
        </draw:frame>
        <draw:frame draw:style-name="gr3" draw:text-style-name="P5" draw:layer="layout" svg:width="6.363cm" svg:height="6.376cm" svg:x="6.538cm" svg:y="11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601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0.853cm" svg:height="0.839cm" svg:x="6.848cm" svg:y="14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49cm" svg:y="14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7.549cm" svg:y="15.501cm">
          <draw:text-box>
            <text:p><text:span text:style-name="T6">X</text:span></text:p>
          </draw:text-box>
        </draw:frame>
        <draw:custom-shape draw:style-name="gr16" draw:text-style-name="P17" draw:layer="layout" svg:width="0.2cm" svg:height="0.001cm" svg:x="13.401cm" svg:y="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8.2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5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4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5.502cm">
          <draw:text-box>
            <text:p><text:span text:style-name="T5">X</text:span></text:p>
          </draw:text-box>
        </draw:frame>
        <draw:frame draw:style-name="gr17" draw:text-style-name="P4" draw:layer="layout" svg:width="18.92cm" svg:height="8.784cm" svg:x="0.889cm" svg:y="19.836cm">
          <draw:text-box>
            <text:p/>
            <text:p>Dire tambien que la reproduccion de estos individuos es asexual, un individuo de esta especie generara a sus hijos por si solo.</text:p>
            <text:p>Digamos tambien que una generacion se produce cada segundo, </text:p>
            <text:p>asi</text:p>
            <text:p>todos los individuos vivos generaran todos los hijos posibles un segundo despues de nacer.</text:p>
            <text:p/>
            <text:p>una vez creada la descendencia el individuo ya no es necesario.</text:p>
            <text:p/>
            <text:p>El sistema ya esta definido.</text:p>
            <text:p>Podemos ponerlo en marcha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8" draw:text-style-name="P18" draw:layer="layout" svg:width="18.8cm" svg:height="5.4cm" svg:x="1.2cm" svg:y="1.4cm">
          <draw:text-box>
            <text:p><text:span text:style-name="T7">Como hemos dicho,</text:span></text:p>
            <text:p><text:span text:style-name="T7">El proceso atravesara por una serie de estados, desde el estado inicial hasta llegar al estado final.</text:span></text:p>
            <text:p><text:span text:style-name="T7">Por lo tanto el primer individuo que crearemos representara el estado inicial.</text:span></text:p>
            <text:p><text:span text:style-name="T7">El tablero de juego con una ficha en la posicion de salida, A1.</text:span></text:p>
          </draw:text-box>
        </draw:frame>
        <draw:frame draw:style-name="gr3" draw:text-style-name="P5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1.202cm" svg:y="13.301cm">
          <draw:text-box>
            <text:p><text:span text:style-name="T4">(dibujo 1)</text:span></text:p>
          </draw:text-box>
        </draw:frame>
        <draw:frame draw:style-name="gr20" draw:text-style-name="P18" draw:layer="layout" svg:width="18.7cm" svg:height="10.916cm" svg:x="1.3cm" svg:y="15.6cm">
          <draw:text-box>
            <text:p><text:span text:style-name="T7">La ficha esta en la entrada del laberinto.</text:span></text:p>
            <text:p><text:span text:style-name="T7"/></text:p>
            <text:p><text:span text:style-name="T7">El individuo representa un estado del proceso.</text:span></text:p>
            <text:p><text:span text:style-name="T7">Y lo que esperamos de el no es que resuelva el problema, </text:span></text:p>
            <text:p><text:span text:style-name="T7">Sino que se reproduzca.</text:span></text:p>
            <text:p><text:span text:style-name="T7"/></text:p>
            <text:p><text:span text:style-name="T7">Al reproducirse generara los siguientes estados posibles.</text:span></text:p>
            <text:p><text:span text:style-name="T7">Ese sera su trabajo.</text:span></text:p>
            <text:p><text:span text:style-name="T7"/></text:p>
            <text:p><text:span text:style-name="T7">Si A1 tiene todos los hijos posibles, estos seran, A2, B2 y B1.</text:span></text:p>
            <text:p><text:span text:style-name="T7">Y estos hijos a su vez, </text:span></text:p>
            <text:p><text:span text:style-name="T7">Se reproducirán, generando otros estados del proceso.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21" draw:text-style-name="P18" draw:layer="layout" svg:width="18.8cm" svg:height="2cm" svg:x="1.2cm" svg:y="1.4cm">
          <draw:text-box>
            <text:p><text:span text:style-name="T7">Todos los hijos posibles para ‘A1’, serán aquellos en donde la ficha se encuentre a una distancia de una casilla, es decir :</text:span></text:p>
          </draw:text-box>
        </draw:frame>
        <draw:frame draw:style-name="gr3" draw:text-style-name="P5" draw:layer="layout" svg:width="6.363cm" svg:height="6.376cm" svg:x="1.238cm" svg:y="5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.60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1.60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4" draw:layer="layout" svg:width="2.61cm" svg:height="0.887cm" svg:x="5.402cm" svg:y="12.001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3" draw:text-style-name="P5" draw:layer="layout" svg:width="6.363cm" svg:height="6.376cm" svg:x="13.637cm" svg:y="7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04cm" svg:y="11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0.6cm" svg:y="17.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1.6cm" svg:y="21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.801cm" svg:y="21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848cm" svg:y="26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3.8cm" svg:height="1.4cm" svg:x="8.8cm" svg:y="9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9" draw:layer="layout" svg:width="3.8cm" svg:height="1.4cm" draw:transform="rotate (-0.759916356318332) translate (8.406cm 12.8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9" draw:layer="layout" svg:width="3.8cm" svg:height="1.4cm" draw:transform="rotate (-1.57131992557049) translate (6.102cm 14.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4" draw:layer="layout" svg:width="2.957cm" svg:height="0.887cm" svg:x="14.102cm" svg:y="13.902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24" draw:text-style-name="P14" draw:layer="layout" svg:width="2.957cm" svg:height="0.887cm" svg:x="11.003cm" svg:y="23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4" draw:text-style-name="P14" draw:layer="layout" svg:width="2.957cm" svg:height="0.887cm" svg:x="2.104cm" svg:y="27.804cm">
          <draw:text-box>
            <text:p><text:span text:style-name="T4">Posición= ‘A2’</text:span></text:p>
            <text:p><text:span text:style-name="T4">Antepasados = ‘A1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25" draw:text-style-name="P18" draw:layer="layout" svg:width="18.2cm" svg:height="27.98cm" svg:x="1cm" svg:y="1.4cm">
          <draw:text-box>
            <text:p><text:span text:style-name="T7">Con estas ideas,</text:span></text:p>
            <text:p><text:span text:style-name="T7">veamos ahora, paso a paso, como el sistema encuentra la solución al problema.</text:span></text:p>
            <text:p><text:span text:style-name="T7"/></text:p>
            <text:p><text:span text:style-name="T7">Creamos al primer individuo de la especie.</text:span></text:p>
            <text:p><text:span text:style-name="T7">Uno que representa el estado inicial del proceso.</text:span></text:p>
            <text:p><text:span text:style-name="T7">En este caso ‘A1’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Este individuo no resolverá el problema.</text:span></text:p>
            <text:p><text:span text:style-name="T7"/></text:p>
            <text:p><text:span text:style-name="T7">Tampoco es necesario que conozca el problema que se quiere resolver.</text:span></text:p>
            <text:p><text:span text:style-name="T7"/></text:p>
            <text:p><text:span text:style-name="T7">Su objetivo es reproducirse y nada mas.</text:span></text:p>
            <text:p><text:span text:style-name="T7">Y eso es lo que hará, tendrá <text:s/>todos los hijos posibles.</text:span></text:p>
            <text:p><text:span text:style-name="T7">Y lo mismo harán todos los individuos de esta especie.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Y entonces, </text:span></text:p>
            <text:p><text:span text:style-name="T7"><text:tab/></text:span><text:span text:style-name="T7"><text:tab/></text:span><text:span text:style-name="T7"><text:tab/></text:span><text:span text:style-name="T7">sucede lo siguiente ...</text:span></text:p>
            <text:p><text:span text:style-name="T7"/></text:p>
          </draw:text-box>
        </draw:frame>
        <draw:frame draw:style-name="gr3" draw:text-style-name="P5" draw:layer="layout" svg:width="6.363cm" svg:height="6.376cm" svg:x="6.138cm" svg:y="8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50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6.50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4" draw:layer="layout" svg:width="2.61cm" svg:height="0.887cm" svg:x="10.302cm" svg:y="14.501cm">
          <draw:text-box>
            <text:p><text:span text:style-name="T4">Posición= ‘A1’</text:span></text:p>
            <text:p><text:span text:style-name="T4">Antepasados = ‘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8" draw:layer="layout" svg:width="16.4cm" svg:height="4.517cm" svg:x="1cm" svg:y="1.4cm">
          <draw:text-box>
            <text:p><text:span text:style-name="T7">Ahora que ‘A1’ esta vivo,</text:span></text:p>
            <text:p><text:span text:style-name="T7">tendrá hijos. Y si tiene todos los posibles, </text:span></text:p>
            <text:p><text:span text:style-name="T7">estos ocuparían las posiciones (marcadas con X)</text:span></text:p>
            <text:p><text:span text:style-name="T7">que se muestran en el dibujo 7.</text:span></text:p>
          </draw:text-box>
        </draw:frame>
        <draw:frame draw:style-name="gr19" draw:text-style-name="P14" draw:layer="layout" svg:width="1.679cm" svg:height="0.569cm" svg:x="6.501cm" svg:y="11.101cm">
          <draw:text-box>
            <text:p><text:span text:style-name="T4">(dibujo 7)</text:span></text:p>
          </draw:text-box>
        </draw:frame>
        <draw:frame draw:style-name="gr15" draw:text-style-name="P15" draw:layer="layout" svg:width="0.853cm" svg:height="0.839cm" svg:x="2.647cm" svg:y="9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8cm" svg:y="9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9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7.202cm" svg:y="14.001cm">
          <draw:text-box>
            <text:p><text:span text:style-name="T4">(dibujo 8)</text:span></text:p>
          </draw:text-box>
        </draw:frame>
        <draw:frame draw:style-name="gr27" draw:text-style-name="P18" draw:layer="layout" svg:width="9.202cm" svg:height="1.673cm" svg:x="10.2cm" svg:y="5.4cm">
          <draw:text-box>
            <text:p><text:span text:style-name="T7">Entonces, entre ellos nace ‘B2’</text:span></text:p>
            <text:p><text:span text:style-name="T7">(dibujo 8)</text:span></text:p>
          </draw:text-box>
        </draw:frame>
        <draw:custom-shape draw:style-name="gr16" draw:text-style-name="P17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3cm">
          <draw:text-box>
            <text:p><text:span text:style-name="T7">Ahora que ‘B2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9.</text:span></text:p>
          </draw:text-box>
        </draw:frame>
        <draw:frame draw:style-name="gr19" draw:text-style-name="P14" draw:layer="layout" svg:width="1.679cm" svg:height="0.569cm" svg:x="6.501cm" svg:y="24.801cm">
          <draw:text-box>
            <text:p><text:span text:style-name="T4">(dibujo 9)</text:span></text:p>
          </draw:text-box>
        </draw:frame>
        <draw:frame draw:style-name="gr15" draw:text-style-name="P15" draw:layer="layout" svg:width="0.853cm" svg:height="0.839cm" svg:x="2.647cm" svg:y="22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8cm" svg:y="22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23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27.701cm">
          <draw:text-box>
            <text:p><text:span text:style-name="T4">(dibujo 10)</text:span></text:p>
          </draw:text-box>
        </draw:frame>
        <draw:frame draw:style-name="gr31" draw:text-style-name="P18" draw:layer="layout" svg:width="9.235cm" svg:height="1.673cm" svg:x="10.2cm" svg:y="19.1cm">
          <draw:text-box>
            <text:p><text:span text:style-name="T7">Entonces, entre ellos nace ‘C3’</text:span></text:p>
            <text:p><text:span text:style-name="T7">(dibujo 10)</text:span></text:p>
          </draw:text-box>
        </draw:frame>
        <draw:custom-shape draw:style-name="gr16" draw:text-style-name="P17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0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3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2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3.502cm">
          <draw:text-box>
            <text:p><text:span text:style-name="T5">X</text:span></text:p>
          </draw:text-box>
        </draw:frame>
        <draw:frame draw:style-name="gr22" draw:text-style-name="P14" draw:layer="layout" svg:width="2.61cm" svg:height="0.887cm" svg:x="2.502cm" svg:y="11.102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24" draw:text-style-name="P14" draw:layer="layout" svg:width="2.957cm" svg:height="0.887cm" svg:x="13.402cm" svg:y="14.102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4" draw:text-style-name="P14" draw:layer="layout" svg:width="2.957cm" svg:height="0.887cm" svg:x="2.603cm" svg:y="24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32" draw:text-style-name="P14" draw:layer="layout" svg:width="3.398cm" svg:height="0.887cm" svg:x="13.403cm" svg:y="27.703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C3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3.347cm" svg:y="10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8cm" svg:y="9.4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048cm" svg:y="10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D4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7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10.8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801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D4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048cm" svg:y="21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21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749cm" svg:y="22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202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01cm" svg:y="19.4cm">
          <draw:text-box>
            <text:p><text:span text:style-name="T7">Entonces, entre ellos nace ‘E5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2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2.502cm">
          <draw:text-box>
            <text:p><text:span text:style-name="T5">X</text:span></text:p>
          </draw:text-box>
        </draw:frame>
        <draw:frame draw:style-name="gr32" draw:text-style-name="P14" draw:layer="layout" svg:width="3.398cm" svg:height="0.887cm" svg:x="2.503cm" svg:y="12.704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draw:frame draw:style-name="gr34" draw:text-style-name="P14" draw:layer="layout" svg:width="3.851cm" svg:height="0.887cm" svg:x="13.403cm" svg:y="15.604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4" draw:text-style-name="P14" draw:layer="layout" svg:width="3.851cm" svg:height="0.887cm" svg:x="2.404cm" svg:y="25.105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5" draw:text-style-name="P14" draw:layer="layout" svg:width="4.304cm" svg:height="0.887cm" svg:x="13.004cm" svg:y="27.905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5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E5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747cm" svg:y="8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8cm" svg:y="8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5.448cm" svg:y="9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90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F6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9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9.5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201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F6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5.448cm" svg:y="20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19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149cm" svg:y="21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7.60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6" draw:text-style-name="P18" draw:layer="layout" svg:width="9.273cm" svg:height="1.673cm" svg:x="10.201cm" svg:y="19.4cm">
          <draw:text-box>
            <text:p><text:span text:style-name="T7">Entonces, entre ellos nace ‘G7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8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0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35" draw:text-style-name="P14" draw:layer="layout" svg:width="4.304cm" svg:height="0.887cm" svg:x="2.204cm" svg:y="12.606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37" draw:text-style-name="P14" draw:layer="layout" svg:width="4.744cm" svg:height="0.887cm" svg:x="12.904cm" svg:y="15.706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7" draw:text-style-name="P14" draw:layer="layout" svg:width="4.744cm" svg:height="0.887cm" svg:x="1.904cm" svg:y="25.007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8" draw:text-style-name="P14" draw:layer="layout" svg:width="5.167cm" svg:height="0.887cm" svg:x="12.404cm" svg:y="27.907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G7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6.147cm" svg:y="7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8cm" svg:y="6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848cm" svg:y="8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8.3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H8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7.5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7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39" draw:text-style-name="P18" draw:layer="layout" svg:width="18.2cm" svg:height="5.228cm" svg:x="1.4cm" svg:y="19.2cm">
          <draw:text-box>
            <text:p><text:span text:style-name="T7">Este individuo ‘H8’ representa el estado final que queríamos alcanzar.</text:span></text:p>
            <text:p><text:span text:style-name="T7">Y tiene la respuesta al problema.</text:span></text:p>
            <text:p><text:span text:style-name="T7"/></text:p>
            <text:p><text:span text:style-name="T7">Su lista de antepasados es :</text:span></text:p>
            <text:p text:style-name="P3"><text:span text:style-name="T7">-”A1-B2-C3-D4-E5-F6-G7-H8”-</text:span></text:p>
            <text:p><text:span text:style-name="T7"/></text:p>
          </draw:text-box>
        </draw:frame>
        <draw:frame draw:style-name="gr40" draw:text-style-name="P18" draw:layer="layout" svg:width="18.388cm" svg:height="1.673cm" svg:x="1.5cm" svg:y="26.6cm">
          <draw:text-box>
            <text:p><text:span text:style-name="T7">Y esa es la respuesta al problema,</text:span></text:p>
            <text:p><text:span text:style-name="T7">el camino que va desde la entrada, hasta la salida del laberinto.</text:span></text:p>
          </draw:text-box>
        </draw:frame>
        <draw:frame draw:style-name="gr38" draw:text-style-name="P14" draw:layer="layout" svg:width="5.167cm" svg:height="0.887cm" svg:x="1.405cm" svg:y="12.708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41" draw:text-style-name="P14" draw:layer="layout" svg:width="5.637cm" svg:height="0.887cm" svg:x="11.605cm" svg:y="15.708cm">
          <draw:text-box>
            <text:p><text:span text:style-name="T4">Posición= ‘H8’</text:span></text:p>
            <text:p><text:span text:style-name="T4">Antepasados = ‘A1-B2-C3-D4-E5-F6-G7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draw:style-name="gr42" draw:text-style-name="P18" draw:layer="layout" svg:width="18.8cm" svg:height="23.003cm" svg:x="1cm" svg:y="1.001cm">
          <draw:text-box>
            <text:p><text:span text:style-name="T7">Que ha sucedido ?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Podríamos decir que el problema se ha resuelto solo.</text:span></text:p>
            <text:p><text:span text:style-name="T7"/></text:p>
            <text:p><text:span text:style-name="T7">Nadie ha pensado.</text:span></text:p>
            <text:p><text:span text:style-name="T7"/></text:p>
            <text:p><text:span text:style-name="T7">No se ha utilizado un cerebro para resolver el problema.</text:span></text:p>
            <text:p><text:span text:style-name="T7"/></text:p>
            <text:p><text:span text:style-name="T7">Ninguno de los individuos involucrados en la resolución </text:span></text:p>
            <text:p><text:span text:style-name="T7">conocía el problema que queríamos resolver,</text:span></text:p>
            <text:p><text:span text:style-name="T7">y ninguno de ellos tenía un cerebro.</text:span></text:p>
            <text:p><text:span text:style-name="T7"/></text:p>
            <text:p><text:span text:style-name="T7">Solo es reproducción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Los individuos representan estados del problema.</text:span></text:p>
            <text:p><text:span text:style-name="T7">Se reproducen generando diferentes estados posibles.</text:span></text:p>
            <text:p><text:span text:style-name="T7">No existen 2 individuos iguales.</text:span></text:p>
            <text:p><text:span text:style-name="T7">continuan reproduciendose y generando estados diferentes,</text:span></text:p>
            <text:p><text:span text:style-name="T7">hasta que, con el tiempo, nace un individuo que representa el estado final del problema.</text:span></text:p>
            <text:p><text:span text:style-name="T7">Entonces, este individuo, el estado final, conoce la solucion al problema.</text:span></text:p>
            <text:p><text:span text:style-name="T7">y todos sus hijos, y su descendencia, heredaran este conocimiento.</text:span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6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3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2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5.92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5.02cm" svg:height="1.73cm" svg:x="4.172cm" svg:y="3.078cm">
          <text:p text:style-name="P21">Ficha</text:p>
          <draw:enhanced-geometry svg:viewBox="0 0 21600 21600" draw:glue-points="10800 0 0 10800 10800 21600 21600 10800 ?f40 ?f41" draw:text-areas="0 0 21600 21600" draw:type="rectangular-callout" draw:modifiers="10380.5616411073 61917.5043327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12.373cm" svg:y="2.866cm">
          <text:p text:style-name="P21">Salida</text:p>
          <draw:enhanced-geometry svg:viewBox="0 0 21600 21600" draw:glue-points="10800 0 0 10800 10800 21600 21600 10800 ?f40 ?f41" draw:text-areas="0 0 21600 21600" draw:type="rectangular-callout" draw:modifiers="15955.865365465 44235.70190641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4.573cm" svg:y="19.566cm">
          <text:p text:style-name="P21">Entrada</text:p>
          <draw:enhanced-geometry svg:viewBox="0 0 21600 21600" draw:glue-points="10800 0 0 10800 10800 21600 21600 10800 ?f40 ?f41" draw:text-areas="0 0 21600 21600" draw:type="rectangular-callout" draw:modifiers="2525.23401712806 -21500.17331022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22" draw:layer="layout" svg:width="1.857cm" svg:height="1.17cm" svg:x="1.327cm" svg:y="7.96cm">
          <text:p text:style-name="P21">B7</text:p>
          <draw:enhanced-geometry svg:viewBox="0 0 21600 21600" draw:glue-points="10800 0 3160 3160 0 10800 3160 18440 10800 21600 18440 18440 21600 10800 18440 3160 ?f14 ?f15" draw:text-areas="3200 3200 18400 18400" draw:type="round-callout" draw:modifiers="58266.5231431647 9905.380017079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8" draw:text-style-name="P22" draw:layer="layout" svg:width="1.857cm" svg:height="1.17cm" svg:x="1.327cm" svg:y="17.02cm">
          <text:p text:style-name="P21">A1</text:p>
          <draw:enhanced-geometry svg:viewBox="0 0 21600 21600" draw:glue-points="10800 0 3160 3160 0 10800 3160 18440 10800 21600 18440 18440 21600 10800 18440 3160 ?f14 ?f15" draw:text-areas="3200 3200 18400 18400" draw:type="round-callout" draw:modifiers="44071.9052744887 6105.550811272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9" draw:text-style-name="P22" draw:layer="layout" svg:width="2.086cm" svg:height="1.17cm" svg:x="17.587cm" svg:y="5.037cm">
          <text:p text:style-name="P21">H8</text:p>
          <draw:enhanced-geometry svg:viewBox="0 0 21600 21600" draw:glue-points="10800 0 3160 3160 0 10800 3160 18440 10800 21600 18440 18440 21600 10800 18440 3160 ?f14 ?f15" draw:text-areas="3200 3200 18400 18400" draw:type="round-callout" draw:modifiers="-13734.163871586 29107.42954739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6.942cm" svg:y="21.127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5cm" svg:y="26.5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5cm" svg:y="21.5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5cm" svg:y="27.703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5cm" svg:y="22.703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4cm" svg:y="2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01cm" svg:y="19.6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3" draw:text-style-name="P5" draw:layer="layout" svg:width="13.91cm" svg:height="13.944cm" svg:x="3.865cm" svg:y="5.267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8cm" svg:y="16.9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8cm" svg:y="5.8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2.85cm" svg:y="21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1" draw:layer="layout" svg:width="1.255cm" svg:height="1.159cm" svg:x="6.15cm" svg:y="7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draw:layer="layout" svg:width="5.02cm" svg:height="1.73cm" svg:x="3.596cm" svg:y="2.002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23" draw:layer="layout" svg:width="5.02cm" svg:height="1.73cm" svg:x="9.697cm" svg:y="2.89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23" draw:layer="layout" svg:width="5.02cm" svg:height="1.73cm" svg:x="3.597cm" svg:y="9.99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9.572cm">
          <draw:text-box>
            <text:p><text:span text:style-name="T7"><text:tab/></text:span><text:span text:style-name="T7">posición=’B3’</text:span></text:p>
            <text:p><text:span text:style-name="T7"><text:tab/></text:span><text:span text:style-name="T7">antepasados=’A1-A2-A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5.147cm" svg:height="5.16cm" svg:x="1.441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.706cm" svg:y="9.0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5.739cm" svg:y="4.9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.687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8.107cm" svg:y="9.0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2.14cm" svg:y="4.9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8.688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.441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.706cm" svg:y="15.7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5.739cm" svg:y="11.6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.687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5" draw:layer="layout" svg:width="5.147cm" svg:height="5.16cm" svg:x="7.842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8.107cm" svg:y="15.7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2.14cm" svg:y="11.6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8.688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.441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.706cm" svg:y="22.5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5.739cm" svg:y="18.4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.687cm" svg:y="22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8.107cm" svg:y="22.5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2.14cm" svg:y="18.4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8.688cm" svg:y="2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4.508cm" svg:y="9.0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8.541cm" svg:y="4.9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5.689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4.508cm" svg:y="15.7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8.541cm" svg:y="11.6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5.689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4.508cm" svg:y="22.5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8.541cm" svg:y="18.4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5.689cm" svg:y="2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7" draw:layer="layout" svg:width="1.255cm" svg:height="0.453cm" draw:transform="rotate (0.0015707963267949) translate (10.583cm 26.24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13.786cm 27.0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0.0015707963267949) translate (6.483cm 13.744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0.0015707963267949) translate (13.083cm 13.744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10.086cm 11.2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10.086cm 18.097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2.47732034028075) translate (16.966cm 27.03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2.47732034028075) translate (7.501cm 11.3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13.892cm 17.824cm)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13.855cm 11.38cm)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7.536cm 17.924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8" draw:text-style-name="P24" draw:layer="layout" svg:width="4.838cm" svg:height="1.013cm" svg:x="7.985cm" svg:y="3.372cm">
          <draw:text-box>
            <text:p><text:span text:style-name="T8">posicion=’B4’</text:span></text:p>
            <text:p><text:span text:style-name="T8">camino=’A1-A2-A3-B3-B4’</text:span></text:p>
          </draw:text-box>
        </draw:frame>
        <draw:frame draw:style-name="gr58" draw:text-style-name="P24" draw:layer="layout" svg:width="4.838cm" svg:height="1.013cm" svg:x="1.485cm" svg:y="3.373cm">
          <draw:text-box>
            <text:p><text:span text:style-name="T8">posicion=’A4’</text:span></text:p>
            <text:p><text:span text:style-name="T8">camino=’A1-A2-A3-B3-A4’</text:span></text:p>
          </draw:text-box>
        </draw:frame>
        <draw:frame draw:style-name="gr58" draw:text-style-name="P24" draw:layer="layout" svg:width="4.838cm" svg:height="1.013cm" svg:x="14.285cm" svg:y="3.373cm">
          <draw:text-box>
            <text:p><text:span text:style-name="T8">posicion=’C4’</text:span></text:p>
            <text:p><text:span text:style-name="T8">camino=’A1-A2-A3-B3’</text:span></text:p>
          </draw:text-box>
        </draw:frame>
        <draw:frame draw:style-name="gr58" draw:text-style-name="P24" draw:layer="layout" svg:width="4.838cm" svg:height="1.013cm" svg:x="7.985cm" svg:y="23.773cm">
          <draw:text-box>
            <text:p><text:span text:style-name="T8">posicion=’B2’</text:span></text:p>
            <text:p><text:span text:style-name="T8">camino=’A1-A2-A3-B3-B2’</text:span></text:p>
          </draw:text-box>
        </draw:frame>
        <draw:frame draw:style-name="gr58" draw:text-style-name="P24" draw:layer="layout" svg:width="4.838cm" svg:height="1.013cm" svg:x="1.585cm" svg:y="23.774cm">
          <draw:text-box>
            <text:p><text:span text:style-name="T8">posicion=’A2’</text:span></text:p>
            <text:p><text:span text:style-name="T8">camino=’A1-A2-A3-B3-A2’</text:span></text:p>
          </draw:text-box>
        </draw:frame>
        <draw:frame draw:style-name="gr58" draw:text-style-name="P24" draw:layer="layout" svg:width="4.838cm" svg:height="1.013cm" svg:x="14.485cm" svg:y="23.774cm">
          <draw:text-box>
            <text:p><text:span text:style-name="T8">posicion=’C2’</text:span></text:p>
            <text:p><text:span text:style-name="T8">camino=’A1-A2-A3-B3-C2’</text:span></text:p>
          </draw:text-box>
        </draw:frame>
        <draw:frame draw:style-name="gr58" draw:text-style-name="P24" draw:layer="layout" svg:width="4.838cm" svg:height="1.013cm" svg:x="14.485cm" svg:y="16.775cm">
          <draw:text-box>
            <text:p><text:span text:style-name="T8">posicion=’C3’</text:span></text:p>
            <text:p><text:span text:style-name="T8">camino=’A1-A2-A3-B3-C3’</text:span></text:p>
          </draw:text-box>
        </draw:frame>
        <draw:frame draw:style-name="gr58" draw:text-style-name="P24" draw:layer="layout" svg:width="4.838cm" svg:height="1.013cm" svg:x="1.585cm" svg:y="16.776cm">
          <draw:text-box>
            <text:p><text:span text:style-name="T8">posicion=’A3’</text:span></text:p>
            <text:p><text:span text:style-name="T8">camino=’A1-A2-A3-B3-A3’</text:span></text:p>
          </draw:text-box>
        </draw:frame>
        <draw:frame draw:style-name="gr58" draw:text-style-name="P24" draw:layer="layout" svg:width="4.838cm" svg:height="1.013cm" svg:x="7.985cm" svg:y="16.674cm">
          <draw:text-box>
            <text:p><text:span text:style-name="T8">posicion=’B3’</text:span></text:p>
            <text:p><text:span text:style-name="T8">camino=’A1-A2-A3-B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13.339cm" svg:y="22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402cm" svg:y="2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0.853cm" svg:height="0.839cm" svg:x="13.649cm" svg:y="25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cm" svg:y="25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14.35cm" svg:y="26.501cm">
          <draw:text-box>
            <text:p><text:span text:style-name="T6">X</text:span></text:p>
          </draw:text-box>
        </draw:frame>
        <draw:custom-shape draw:style-name="gr16" draw:text-style-name="P17" draw:layer="layout" svg:width="0.2cm" svg:height="0.001cm" svg:x="20.202cm" svg:y="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15.0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4.3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1cm" svg:y="26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1cm" svg:y="25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3.6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3.651cm" svg:y="26.502cm">
          <draw:text-box>
            <text:p><text:span text:style-name="T5">X</text:span></text:p>
          </draw:text-box>
        </draw:frame>
        <draw:frame draw:style-name="gr43" draw:text-style-name="P5" draw:layer="layout" svg:width="13.91cm" svg:height="13.944cm" svg:x="3.841cm" svg:y="2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7.826cm" svg:y="11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4" draw:layer="layout" svg:width="11.729cm" svg:height="2.384cm" svg:x="3.004cm" svg:y="17.073cm">
          <draw:text-box>
            <text:p><text:span text:style-name="T7"><text:tab/></text:span><text:span text:style-name="T7">posición = ’C3’</text:span></text:p>
            <text:p><text:span text:style-name="T7"><text:tab/></text:span><text:span text:style-name="T7">antepasados = ’A1-B2’</text:span></text:p>
          </draw:text-box>
        </draw:frame>
        <draw:frame draw:style-name="gr60" draw:text-style-name="P25" draw:layer="layout" svg:width="1.988cm" svg:height="2.312cm" svg:x="6.15cm" svg:y="11.023cm">
          <draw:text-box>
            <text:p><text:span text:style-name="T9">X</text:span></text:p>
          </draw:text-box>
        </draw:frame>
        <draw:frame draw:style-name="gr60" draw:text-style-name="P26" draw:layer="layout" svg:width="1.988cm" svg:height="2.312cm" svg:x="7.783cm" svg:y="12.683cm">
          <draw:text-box>
            <text:p><text:span text:style-name="T10">X</text:span></text:p>
          </draw:text-box>
        </draw:frame>
        <draw:frame draw:style-name="gr60" draw:text-style-name="P25" draw:layer="layout" svg:width="1.988cm" svg:height="2.312cm" svg:x="7.786cm" svg:y="9.372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9.416cm" svg:y="12.685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9.416cm" svg:y="11.03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6.154cm" svg:y="9.372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6.154cm" svg:y="12.685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9.389cm" svg:y="9.372cm">
          <draw:text-box>
            <text:p><text:span text:style-name="T9">X</text:span></text:p>
          </draw:text-box>
        </draw:frame>
        <draw:frame draw:style-name="gr62" draw:text-style-name="P27" draw:layer="layout" svg:width="4.48cm" svg:height="0.962cm" svg:x="14.452cm" svg:y="17.251cm">
          <draw:text-box>
            <text:p>(dibujo 11)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3-03-08T19:31:59</dc:date>
          <text:p/>
        </officeooo:annotation>
      </draw:page>
      <draw:page draw:name="page21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4.726cm" svg:y="1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13.806cm" svg:height="1.75cm" svg:x="3.901cm" svg:y="19.573cm">
          <draw:text-box>
            <text:p><text:span text:style-name="T7"><text:tab/></text:span><text:span text:style-name="T7">posicion = ’A1’</text:span></text:p>
            <text:p><text:span text:style-name="T7"><text:tab/></text:span><text:span text:style-name="T7">familia = ’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5.147cm" svg:height="5.16cm" svg:x="4.842cm" svg:y="4.7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5.107cm" svg:y="9.0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9.14cm" svg:y="4.9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5.188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5" draw:layer="layout" svg:width="5.147cm" svg:height="5.16cm" svg:x="4.842cm" svg:y="11.4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5.107cm" svg:y="15.7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9.14cm" svg:y="11.6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5.188cm" svg:y="15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1.243cm" svg:y="4.7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1.508cm" svg:y="9.0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5.541cm" svg:y="4.9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2.089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1.243cm" svg:y="11.4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1.508cm" svg:y="15.7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5.541cm" svg:y="11.6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2.189cm" svg:y="15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7" draw:layer="layout" svg:width="1.255cm" svg:height="0.453cm" draw:transform="rotate (0.0015707963267949) translate (10.083cm 13.726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7.086cm 11.2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10.855cm 11.362cm)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8" draw:text-style-name="P24" draw:layer="layout" svg:width="4.838cm" svg:height="1.013cm" svg:x="4.985cm" svg:y="3.354cm">
          <draw:text-box>
            <text:p><text:span text:style-name="T8">posicion=’A2’</text:span></text:p>
            <text:p><text:span text:style-name="T8">camino=’A1-A2’</text:span></text:p>
          </draw:text-box>
        </draw:frame>
        <draw:frame draw:style-name="gr58" draw:text-style-name="P24" draw:layer="layout" svg:width="4.838cm" svg:height="1.013cm" svg:x="11.285cm" svg:y="3.355cm">
          <draw:text-box>
            <text:p><text:span text:style-name="T8">posicion=’B2’</text:span></text:p>
            <text:p><text:span text:style-name="T8">camino=’A1-B2’</text:span></text:p>
          </draw:text-box>
        </draw:frame>
        <draw:frame draw:style-name="gr58" draw:text-style-name="P24" draw:layer="layout" svg:width="4.838cm" svg:height="1.013cm" svg:x="11.485cm" svg:y="16.757cm">
          <draw:text-box>
            <text:p><text:span text:style-name="T8">posicion=’B1’</text:span></text:p>
            <text:p><text:span text:style-name="T8">camino=’A1-B1’</text:span></text:p>
          </draw:text-box>
        </draw:frame>
        <draw:frame draw:style-name="gr58" draw:text-style-name="P24" draw:layer="layout" svg:width="4.838cm" svg:height="1.013cm" svg:x="5.085cm" svg:y="16.758cm">
          <draw:text-box>
            <text:p><text:span text:style-name="T8">posicion=’A1’</text:span></text:p>
            <text:p><text:span text:style-name="T8">camino=’A1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4.726cm" svg:y="14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7.074cm">
          <draw:text-box>
            <text:p><text:span text:style-name="T7"><text:tab/></text:span><text:span text:style-name="T7">posicion=’A1’</text:span></text:p>
            <text:p><text:span text:style-name="T7"><text:tab/></text:span><text:span text:style-name="T7">camino=’A1’</text:span></text:p>
          </draw:text-box>
        </draw:frame>
        <draw:frame draw:style-name="gr60" draw:text-style-name="P26" draw:layer="layout" svg:width="1.988cm" svg:height="2.312cm" svg:x="6.083cm" svg:y="12.684cm">
          <draw:text-box>
            <text:p><text:span text:style-name="T10">X</text:span></text:p>
          </draw:text-box>
        </draw:frame>
        <draw:frame draw:style-name="gr60" draw:text-style-name="P25" draw:layer="layout" svg:width="1.988cm" svg:height="2.312cm" svg:x="6.116cm" svg:y="14.186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4.454cm" svg:y="12.686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226cm" svg:y="15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13.806cm" svg:height="1.75cm" svg:x="3.901cm" svg:y="19.574cm">
          <draw:text-box>
            <text:p><text:span text:style-name="T7"><text:tab/></text:span><text:span text:style-name="T7">posicion=’B2’</text:span></text:p>
            <text:p><text:span text:style-name="T7"><text:tab/></text:span><text:span text:style-name="T7">camino=’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3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7.074cm">
          <draw:text-box>
            <text:p><text:span text:style-name="T7"><text:tab/></text:span><text:span text:style-name="T7">posicion=’B2’</text:span></text:p>
            <text:p><text:span text:style-name="T7"><text:tab/></text:span><text:span text:style-name="T7">camino=’A1-B2’</text:span></text:p>
          </draw:text-box>
        </draw:frame>
        <draw:frame draw:style-name="gr60" draw:text-style-name="P25" draw:layer="layout" svg:width="1.988cm" svg:height="2.312cm" svg:x="4.45cm" svg:y="12.624cm">
          <draw:text-box>
            <text:p><text:span text:style-name="T9">X</text:span></text:p>
          </draw:text-box>
        </draw:frame>
        <draw:frame draw:style-name="gr60" draw:text-style-name="P26" draw:layer="layout" svg:width="1.988cm" svg:height="2.312cm" svg:x="6.083cm" svg:y="14.284cm">
          <draw:text-box>
            <text:p><text:span text:style-name="T10">X</text:span></text:p>
          </draw:text-box>
        </draw:frame>
        <draw:frame draw:style-name="gr60" draw:text-style-name="P25" draw:layer="layout" svg:width="1.988cm" svg:height="2.312cm" svg:x="6.086cm" svg:y="10.973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7.716cm" svg:y="14.286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7.716cm" svg:y="12.631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4.454cm" svg:y="10.973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4.454cm" svg:y="14.286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7.689cm" svg:y="10.973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14.026cm" svg:y="7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4" draw:layer="layout" svg:width="13.277cm" svg:height="2.384cm" svg:x="3.101cm" svg:y="19.575cm">
          <draw:text-box>
            <text:p><text:span text:style-name="T7"><text:tab/></text:span><text:span text:style-name="T7">posición = ’G7’</text:span></text:p>
            <text:p><text:span text:style-name="T7"><text:tab/></text:span><text:span text:style-name="T7">antepasados = ’A1-B2-C3-D4-E5-F6’</text:span></text:p>
          </draw:text-box>
        </draw:frame>
        <draw:frame draw:style-name="gr62" draw:text-style-name="P27" draw:layer="layout" svg:width="6.085cm" svg:height="0.962cm" svg:x="13.759cm" svg:y="19.402cm">
          <draw:text-box>
            <text:p>(dibujo 18)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1" draw:layer="layout" svg:width="1.255cm" svg:height="1.159cm" svg:x="14.026cm" svg:y="5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25" draw:layer="layout" svg:width="1.988cm" svg:height="2.312cm" svg:x="12.35cm" svg:y="4.725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3.986cm" svg:y="3.074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5.616cm" svg:y="4.732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12.354cm" svg:y="3.074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5.589cm" svg:y="3.074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3.987cm" svg:y="6.374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12.355cm" svg:y="6.374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5.59cm" svg:y="6.374cm">
          <draw:text-box>
            <text:p><text:span text:style-name="T9">X</text:span></text:p>
          </draw:text-box>
        </draw:frame>
        <draw:frame draw:style-name="gr62" draw:text-style-name="P27" draw:layer="layout" svg:width="6.085cm" svg:height="0.962cm" svg:x="13.76cm" svg:y="16.902cm">
          <draw:text-box>
            <text:p>(dibujo 19)</text:p>
          </draw:text-box>
        </draw:frame>
        <draw:frame draw:style-name="gr63" draw:text-style-name="P4" draw:layer="layout" svg:width="12.826cm" svg:height="2.384cm" svg:x="3.102cm" svg:y="17.175cm">
          <draw:text-box>
            <text:p><text:span text:style-name="T7"><text:tab/></text:span><text:span text:style-name="T7">posición = ’G7’</text:span></text:p>
            <text:p><text:span text:style-name="T7"><text:tab/></text:span><text:span text:style-name="T7">antepasados = ’A1-B2-C3-D4-E5-F6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1">
        <office:forms form:automatic-focus="false" form:apply-design-mode="false"/>
        <draw:g>
          <draw:frame draw:style-name="gr43" draw:text-style-name="P5" draw:layer="layout" svg:width="6.36cm" svg:height="6.36cm" svg:x="1.86cm" svg:y="4.226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2.187cm" svg:y="9.55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7.171cm" svg:y="4.496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" draw:layer="layout" svg:width="6.074cm" svg:height="1.21cm" svg:x="2.004cm" svg:y="10.873cm">
          <draw:text-box>
            <text:p>posicion=’A1’</text:p>
            <text:p>camino=’A1’</text:p>
          </draw:text-box>
        </draw:frame>
        <draw:g>
          <draw:frame draw:style-name="gr43" draw:text-style-name="P5" draw:layer="layout" svg:width="6.36cm" svg:height="6.36cm" svg:x="12.46cm" svg:y="7.427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12.787cm" svg:y="12.76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17.771cm" svg:y="7.697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" draw:layer="layout" svg:width="6.074cm" svg:height="1.21cm" svg:x="12.604cm" svg:y="14.074cm">
          <draw:text-box>
            <text:p>posicion=’B2’</text:p>
            <text:p>camino=’A1-B2’</text:p>
          </draw:text-box>
        </draw:frame>
        <draw:custom-shape draw:style-name="gr28" draw:text-style-name="P7" draw:layer="layout" svg:width="3.4cm" svg:height="0.6cm" draw:transform="rotate (-0.306654349575403) translate (8.948cm 7.4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43" draw:text-style-name="P5" draw:layer="layout" svg:width="6.36cm" svg:height="6.36cm" svg:x="1.86cm" svg:y="17.427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2.187cm" svg:y="22.76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7.171cm" svg:y="17.697cm">
            <text:p/>
            <draw:enhanced-geometry svg:viewBox="0 0 21600 21600" draw:type="rectangle" draw:enhanced-path="M 0 0 L 21600 0 21600 21600 0 21600 0 0 Z N"/>
          </draw:custom-shape>
        </draw:g>
        <draw:frame draw:style-name="gr67" draw:text-style-name="P1" draw:layer="layout" svg:width="7.205cm" svg:height="1.199cm" svg:x="2.004cm" svg:y="24.074cm">
          <draw:text-box>
            <text:p>posicion=’G7’</text:p>
            <text:p>camino=’A1-B2-C3-D4-E5-F6-G7’</text:p>
          </draw:text-box>
        </draw:frame>
        <draw:g>
          <draw:frame draw:style-name="gr43" draw:text-style-name="P5" draw:layer="layout" svg:width="6.36cm" svg:height="6.36cm" svg:x="12.46cm" svg:y="20.628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12.787cm" svg:y="25.961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17.771cm" svg:y="20.898cm">
            <text:p/>
            <draw:enhanced-geometry svg:viewBox="0 0 21600 21600" draw:type="rectangle" draw:enhanced-path="M 0 0 L 21600 0 21600 21600 0 21600 0 0 Z N"/>
          </draw:custom-shape>
        </draw:g>
        <draw:frame draw:style-name="gr68" draw:text-style-name="P1" draw:layer="layout" svg:width="8.003cm" svg:height="1.219cm" svg:x="10.904cm" svg:y="27.275cm">
          <draw:text-box>
            <text:p>posicion=’H8’</text:p>
            <text:p>camino=’A1-B2-C3-D4-E5-F6-G7-H8’</text:p>
          </draw:text-box>
        </draw:frame>
        <draw:custom-shape draw:style-name="gr28" draw:text-style-name="P7" draw:layer="layout" svg:width="3.4cm" svg:height="0.6cm" draw:transform="rotate (-0.306654349575403) translate (8.948cm 20.64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8" draw:layer="layout" svg:width="0.6cm" svg:height="0.6cm" svg:x="10.102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9" draw:layer="layout" svg:width="0.853cm" svg:height="0.839cm" svg:x="9.349cm" svg:y="1.2cm">
          <draw:text-box>
            <text:p><text:span text:style-name="T11">X</text:span></text:p>
          </draw:text-box>
        </draw:frame>
        <draw:frame draw:style-name="gr15" draw:text-style-name="P30" draw:layer="layout" svg:width="0.853cm" svg:height="0.839cm" svg:x="10.05cm" svg:y="1.901cm">
          <draw:text-box>
            <text:p><text:span text:style-name="T12">X</text:span></text:p>
          </draw:text-box>
        </draw:frame>
        <draw:frame draw:style-name="gr15" draw:text-style-name="P29" draw:layer="layout" svg:width="0.853cm" svg:height="0.839cm" svg:x="10.051cm" svg:y="0.50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9.351cm" svg:y="0.50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9.351cm" svg:y="1.902cm">
          <draw:text-box>
            <text:p><text:span text:style-name="T11">X</text:span></text:p>
          </draw:text-box>
        </draw:frame>
        <draw:custom-shape draw:style-name="gr8" draw:text-style-name="P28" draw:layer="layout" svg:width="0.6cm" svg:height="0.6cm" svg:x="2.203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9" draw:layer="layout" svg:width="0.853cm" svg:height="0.839cm" svg:x="2.851cm" svg:y="8.801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2.152cm" svg:y="8.80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2.852cm" svg:y="9.502cm">
          <draw:text-box>
            <text:p><text:span text:style-name="T11">X</text:span></text:p>
          </draw:text-box>
        </draw:frame>
        <draw:custom-shape draw:style-name="gr8" draw:text-style-name="P28" draw:layer="layout" svg:width="0.6cm" svg:height="0.6cm" svg:x="13.503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9" draw:layer="layout" svg:width="0.853cm" svg:height="0.839cm" svg:x="10.75cm" svg:y="1.201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10.752cm" svg:y="0.503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10.752cm" svg:y="1.903cm">
          <draw:text-box>
            <text:p><text:span text:style-name="T11">X</text:span></text:p>
          </draw:text-box>
        </draw:frame>
        <draw:custom-shape draw:style-name="gr8" draw:text-style-name="P28" draw:layer="layout" svg:width="0.6cm" svg:height="0.6cm" svg:x="6.502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9" draw:layer="layout" svg:width="0.853cm" svg:height="0.839cm" svg:x="5.749cm" svg:y="18.4cm">
          <draw:text-box>
            <text:p><text:span text:style-name="T11">X</text:span></text:p>
          </draw:text-box>
        </draw:frame>
        <draw:frame draw:style-name="gr15" draw:text-style-name="P30" draw:layer="layout" svg:width="0.853cm" svg:height="0.839cm" svg:x="6.45cm" svg:y="19.101cm">
          <draw:text-box>
            <text:p><text:span text:style-name="T12">X</text:span></text:p>
          </draw:text-box>
        </draw:frame>
        <draw:frame draw:style-name="gr15" draw:text-style-name="P29" draw:layer="layout" svg:width="0.853cm" svg:height="0.839cm" svg:x="6.451cm" svg:y="17.70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5.751cm" svg:y="17.70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5.751cm" svg:y="19.10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7.15cm" svg:y="18.401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7.152cm" svg:y="17.703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7.152cm" svg:y="19.103cm">
          <draw:text-box>
            <text:p><text:span text:style-name="T11">X</text:span></text:p>
          </draw:text-box>
        </draw:frame>
        <draw:custom-shape draw:style-name="gr69" draw:text-style-name="P31" draw:layer="layout" svg:width="0.6cm" svg:height="0.6cm" svg:x="17.803cm" svg:y="2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1">
        <office:forms form:automatic-focus="false" form:apply-design-mode="false"/>
        <draw:g>
          <draw:frame draw:style-name="gr43" draw:text-style-name="P5" draw:layer="layout" svg:width="6.36cm" svg:height="6.36cm" svg:x="9.061cm" svg:y="15.929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9.388cm" svg:y="21.262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14.372cm" svg:y="16.199cm">
            <text:p/>
            <draw:enhanced-geometry svg:viewBox="0 0 21600 21600" draw:type="rectangle" draw:enhanced-path="M 0 0 L 21600 0 21600 21600 0 21600 0 0 Z N"/>
          </draw:custom-shape>
        </draw:g>
        <draw:frame draw:style-name="gr70" draw:text-style-name="P1" draw:layer="layout" svg:width="10.751cm" svg:height="1.673cm" svg:x="9.105cm" svg:y="22.576cm">
          <draw:text-box>
            <text:p>posición = ’H8’</text:p>
            <text:p>antepasados = ’A1-B2-C3-D4-E5-F6-G7-H8’</text:p>
          </draw:text-box>
        </draw:frame>
        <draw:custom-shape draw:style-name="gr69" draw:text-style-name="P31" draw:layer="layout" svg:width="0.6cm" svg:height="0.6cm" svg:x="14.404cm" svg:y="1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3.205cm" svg:y="1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13.806cm" svg:y="17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13.107cm" svg:y="17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12.408cm" svg:y="18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11.709cm" svg:y="19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11.01cm" svg:y="19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11.011cm" svg:y="19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10.311cm" svg:y="20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9.512cm" svg:y="21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33" draw:layer="layout" svg:width="1.603cm" svg:height="0.407cm" svg:x="6.055cm" svg:y="23.229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9.326cm" svg:y="8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25" draw:layer="layout" svg:width="1.988cm" svg:height="2.312cm" svg:x="7.65cm" svg:y="7.923cm">
          <draw:text-box>
            <text:p><text:span text:style-name="T9">X</text:span></text:p>
          </draw:text-box>
        </draw:frame>
        <draw:frame draw:style-name="gr60" draw:text-style-name="P26" draw:layer="layout" svg:width="1.988cm" svg:height="2.312cm" svg:x="9.283cm" svg:y="9.583cm">
          <draw:text-box>
            <text:p><text:span text:style-name="T10">X</text:span></text:p>
          </draw:text-box>
        </draw:frame>
        <draw:frame draw:style-name="gr60" draw:text-style-name="P25" draw:layer="layout" svg:width="1.988cm" svg:height="2.312cm" svg:x="9.286cm" svg:y="6.272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0.916cm" svg:y="9.585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0.916cm" svg:y="7.93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7.654cm" svg:y="6.272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7.654cm" svg:y="9.585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0.889cm" svg:y="6.272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6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3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2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5.92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5.02cm" svg:height="1.73cm" svg:x="4.172cm" svg:y="3.078cm">
          <text:p text:style-name="P21">Token</text:p>
          <draw:enhanced-geometry svg:viewBox="0 0 21600 21600" draw:glue-points="10800 0 0 10800 10800 21600 21600 10800 ?f40 ?f41" draw:text-areas="0 0 21600 21600" draw:type="rectangular-callout" draw:modifiers="10380.5616411073 61917.5043327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12.373cm" svg:y="2.866cm">
          <text:p text:style-name="P21">Exit</text:p>
          <draw:enhanced-geometry svg:viewBox="0 0 21600 21600" draw:glue-points="10800 0 0 10800 10800 21600 21600 10800 ?f40 ?f41" draw:text-areas="0 0 21600 21600" draw:type="rectangular-callout" draw:modifiers="15955.865365465 44235.70190641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4.573cm" svg:y="19.566cm">
          <text:p text:style-name="P21">Entrance</text:p>
          <draw:enhanced-geometry svg:viewBox="0 0 21600 21600" draw:glue-points="10800 0 0 10800 10800 21600 21600 10800 ?f40 ?f41" draw:text-areas="0 0 21600 21600" draw:type="rectangular-callout" draw:modifiers="2525.23401712806 -21500.17331022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22" draw:layer="layout" svg:width="1.857cm" svg:height="1.17cm" svg:x="1.327cm" svg:y="7.96cm">
          <text:p text:style-name="P21">B7</text:p>
          <draw:enhanced-geometry svg:viewBox="0 0 21600 21600" draw:glue-points="10800 0 3160 3160 0 10800 3160 18440 10800 21600 18440 18440 21600 10800 18440 3160 ?f14 ?f15" draw:text-areas="3200 3200 18400 18400" draw:type="round-callout" draw:modifiers="58266.5231431647 9905.380017079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8" draw:text-style-name="P22" draw:layer="layout" svg:width="1.857cm" svg:height="1.17cm" svg:x="1.327cm" svg:y="17.02cm">
          <text:p text:style-name="P21">A1</text:p>
          <draw:enhanced-geometry svg:viewBox="0 0 21600 21600" draw:glue-points="10800 0 3160 3160 0 10800 3160 18440 10800 21600 18440 18440 21600 10800 18440 3160 ?f14 ?f15" draw:text-areas="3200 3200 18400 18400" draw:type="round-callout" draw:modifiers="44071.9052744887 6105.550811272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9" draw:text-style-name="P22" draw:layer="layout" svg:width="2.086cm" svg:height="1.17cm" svg:x="17.587cm" svg:y="5.037cm">
          <text:p text:style-name="P21">H8</text:p>
          <draw:enhanced-geometry svg:viewBox="0 0 21600 21600" draw:glue-points="10800 0 3160 3160 0 10800 3160 18440 10800 21600 18440 18440 21600 10800 18440 3160 ?f14 ?f15" draw:text-areas="3200 3200 18400 18400" draw:type="round-callout" draw:modifiers="-13734.163871586 29107.42954739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4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9.573cm">
          <draw:text-box>
            <text:p><text:span text:style-name="T7"><text:tab/></text:span><text:span text:style-name="T7">position=’B3’</text:span></text:p>
            <text:p><text:span text:style-name="T7"><text:tab/></text:span><text:span text:style-name="T7">ancestors=’A1-A2-A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4.726cm" svg:y="17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13.806cm" svg:height="1.75cm" svg:x="3.901cm" svg:y="19.574cm">
          <draw:text-box>
            <text:p><text:span text:style-name="T7"><text:tab/></text:span><text:span text:style-name="T7">position = ’A1’</text:span></text:p>
            <text:p><text:span text:style-name="T7"><text:tab/></text:span><text:span text:style-name="T7">ancestors = ’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1.938cm" svg:y="5.525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30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2.30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4" draw:layer="layout" svg:width="2.61cm" svg:height="0.887cm" svg:x="6.102cm" svg:y="12.002cm">
          <draw:text-box>
            <text:p><text:span text:style-name="T4">position= ‘A1’</text:span></text:p>
            <text:p><text:span text:style-name="T4">ancestors= ‘’</text:span></text:p>
          </draw:text-box>
        </draw:frame>
        <draw:frame draw:style-name="gr3" draw:text-style-name="P5" draw:layer="layout" svg:width="6.363cm" svg:height="6.376cm" svg:x="12.537cm" svg:y="7.20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2.94cm" svg:y="11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1.3cm" svg:y="16.30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2.3cm" svg:y="20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2.501cm" svg:y="17.10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3.548cm" svg:y="22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3.8cm" svg:height="1.4cm" svg:x="8.6cm" svg:y="9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9" draw:layer="layout" svg:width="3.8cm" svg:height="1.4cm" draw:transform="rotate (-0.759916356318332) translate (9.106cm 12.88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9" draw:layer="layout" svg:width="3.8cm" svg:height="1.4cm" draw:transform="rotate (-1.57131992557049) translate (6.802cm 13.1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4" draw:layer="layout" svg:width="2.957cm" svg:height="0.887cm" svg:x="13.002cm" svg:y="13.903cm">
          <draw:text-box>
            <text:p><text:span text:style-name="T4">position= ‘A2’</text:span></text:p>
            <text:p><text:span text:style-name="T4">ancestors= ‘A1’</text:span></text:p>
          </draw:text-box>
        </draw:frame>
        <draw:frame draw:style-name="gr24" draw:text-style-name="P14" draw:layer="layout" svg:width="2.957cm" svg:height="0.887cm" svg:x="11.703cm" svg:y="23.004cm">
          <draw:text-box>
            <text:p><text:span text:style-name="T4">position= ‘B2’</text:span></text:p>
            <text:p><text:span text:style-name="T4">ancestors= ‘A1’</text:span></text:p>
          </draw:text-box>
        </draw:frame>
        <draw:frame draw:style-name="gr24" draw:text-style-name="P14" draw:layer="layout" svg:width="2.957cm" svg:height="0.887cm" svg:x="2.804cm" svg:y="23.705cm">
          <draw:text-box>
            <text:p><text:span text:style-name="T4">position= ‘A2’</text:span></text:p>
            <text:p><text:span text:style-name="T4">ancestors= ‘A1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1T1">
        <office:forms form:automatic-focus="false" form:apply-design-mode="false"/>
        <draw:g>
          <draw:frame draw:style-name="gr43" draw:text-style-name="P5" draw:layer="layout" svg:width="6.36cm" svg:height="6.36cm" svg:x="1.817cm" svg:y="2.127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2.144cm" svg:y="7.46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7.128cm" svg:y="2.397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" draw:layer="layout" svg:width="6.074cm" svg:height="1.21cm" svg:x="1.961cm" svg:y="8.774cm">
          <draw:text-box>
            <text:p>position=’A1’</text:p>
            <text:p>ancestors=’’</text:p>
          </draw:text-box>
        </draw:frame>
        <draw:custom-shape draw:style-name="gr73" draw:text-style-name="P34" draw:layer="layout" svg:width="1.945cm" svg:height="1.274cm" draw:transform="rotate (0.00767944870877505) translate (8.382cm 6.8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8" draw:layer="layout" svg:width="0.6cm" svg:height="0.6cm" svg:x="2.16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43" draw:text-style-name="P5" draw:layer="layout" svg:width="6.36cm" svg:height="6.36cm" svg:x="10.917cm" svg:y="4.228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11.244cm" svg:y="9.561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16.228cm" svg:y="4.498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" draw:layer="layout" svg:width="6.074cm" svg:height="1.21cm" svg:x="11.061cm" svg:y="10.875cm">
          <draw:text-box>
            <text:p>position=’A2’</text:p>
            <text:p><text:span text:style-name="T13">ancestors=’</text:span>A1’</text:p>
          </draw:text-box>
        </draw:frame>
        <draw:custom-shape draw:style-name="gr8" draw:text-style-name="P28" draw:layer="layout" svg:width="0.6cm" svg:height="0.6cm" svg:x="11.26cm" svg:y="8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43" draw:text-style-name="P5" draw:layer="layout" svg:width="6.36cm" svg:height="6.36cm" svg:x="1.817cm" svg:y="13.428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2.144cm" svg:y="18.761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7.128cm" svg:y="13.698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" draw:layer="layout" svg:width="6.074cm" svg:height="1.21cm" svg:x="1.961cm" svg:y="20.075cm">
          <draw:text-box>
            <text:p>position=’B1’</text:p>
            <text:p><text:span text:style-name="T13">ancestors=’</text:span>A1’</text:p>
          </draw:text-box>
        </draw:frame>
        <draw:custom-shape draw:style-name="gr8" draw:text-style-name="P28" draw:layer="layout" svg:width="0.6cm" svg:height="0.6cm" svg:x="2.96cm" svg:y="18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43" draw:text-style-name="P5" draw:layer="layout" svg:width="6.36cm" svg:height="6.36cm" svg:x="10.317cm" svg:y="13.028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10.644cm" svg:y="18.361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15.628cm" svg:y="13.298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" draw:layer="layout" svg:width="6.074cm" svg:height="1.21cm" svg:x="10.461cm" svg:y="19.675cm">
          <draw:text-box>
            <text:p>position=’B2’</text:p>
            <text:p><text:span text:style-name="T13">ancestors=’</text:span>A1’</text:p>
          </draw:text-box>
        </draw:frame>
        <draw:custom-shape draw:style-name="gr8" draw:text-style-name="P28" draw:layer="layout" svg:width="0.6cm" svg:height="0.6cm" svg:x="11.36cm" svg:y="17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4" draw:layer="layout" svg:width="1.945cm" svg:height="1.274cm" draw:transform="rotate (-1.56311687808612) translate (5.687cm 11.1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34" draw:layer="layout" svg:width="1.945cm" svg:height="1.274cm" draw:transform="rotate (-0.777718714688673) translate (9.112cm 10.8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2cm" svg:y="2.747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7cm" svg:y="14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0" draw:layer="layout" svg:width="1.492cm" svg:height="1.594cm" svg:x="15.476cm" svg:y="3.3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1" draw:layer="layout" svg:width="1.255cm" svg:height="1.159cm" svg:x="14.039cm" svg:y="5.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25" draw:layer="layout" svg:width="1.988cm" svg:height="2.312cm" svg:x="12.365cm" svg:y="3.262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3.896cm" svg:y="6.403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2.332cm" svg:y="6.403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15.459cm" svg:y="3.298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5.486cm" svg:y="4.788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3.944cm" svg:y="3.278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12.272cm" svg:y="4.818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5.428cm" svg:y="6.404cm">
          <draw:text-box>
            <text:p><text:span text:style-name="T9">X</text:span></text:p>
          </draw:text-box>
        </draw:frame>
        <draw:frame draw:style-name="gr62" draw:text-style-name="P27" draw:layer="layout" svg:width="6.085cm" svg:height="0.962cm" svg:x="13.761cm" svg:y="16.903cm">
          <draw:text-box>
            <text:p>(figure 19)</text:p>
          </draw:text-box>
        </draw:frame>
        <draw:frame draw:style-name="gr63" draw:text-style-name="P4" draw:layer="layout" svg:width="12.826cm" svg:height="2.384cm" svg:x="3.103cm" svg:y="17.176cm">
          <draw:text-box>
            <text:p><text:span text:style-name="T7"><text:tab/></text:span><text:span text:style-name="T7">position = ’G7’</text:span></text:p>
            <text:p><text:span text:style-name="T14"><text:tab/></text:span><text:span text:style-name="T14">ancestors = ’A1-B2-C3-D4-E5-</text:span><text:span text:style-name="T7">F6’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6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2cm" svg:y="2.747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7cm" svg:y="14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27" draw:layer="layout" svg:width="6.085cm" svg:height="0.962cm" svg:x="13.761cm" svg:y="16.903cm">
          <draw:text-box>
            <text:p>(figure 20)</text:p>
          </draw:text-box>
        </draw:frame>
        <draw:frame draw:style-name="gr63" draw:text-style-name="P4" draw:layer="layout" svg:width="12.826cm" svg:height="2.384cm" svg:x="3.103cm" svg:y="17.176cm">
          <draw:text-box>
            <text:p><text:span text:style-name="T7"><text:tab/></text:span><text:span text:style-name="T7">position = ’H8’</text:span></text:p>
            <text:p><text:span text:style-name="T14"><text:tab/></text:span><text:span text:style-name="T14">ancestors = ’A1-B2-C3-D4-E5-F6-</text:span><text:span text:style-name="T7">G7’</text:span></text:p>
          </draw:text-box>
        </draw:frame>
        <draw:custom-shape draw:style-name="gr45" draw:text-style-name="P20" draw:layer="layout" svg:width="1.492cm" svg:height="1.594cm" svg:x="15.476cm" svg:y="3.3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1" draw:layer="layout" svg:width="1.255cm" svg:height="1.159cm" svg:x="15.536cm" svg:y="3.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7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4-02-09T16:56:02.601000000</dc:date>
    <meta:editing-duration>PT16H47M29S</meta:editing-duration>
    <meta:editing-cycles>151</meta:editing-cycles>
    <meta:generator>LibreOffice/7.3.5.2$Windows_X86_64 LibreOffice_project/184fe81b8c8c30d8b5082578aee2fed2ea847c01</meta:generator>
    <meta:document-statistic meta:object-count="641"/>
  </office:meta>
</office:document-meta>
</file>